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972dc"/>
    </style:style>
    <style:style style:name="P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3cbc" style:text-blinking="false" fo:background-color="transparent" loext:padding="0cm" loext:border="none"/>
    </style:style>
    <style:style style:name="P6" style:family="paragraph" style:parent-style-name="Text_20_body">
      <style:text-properties fo:color="#336633" loext:opacity="100%"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paragraph-rsid="001972dc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adc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972d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ad99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cead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ad99e" officeooo:paragraph-rsid="001ad99e" style:font-weight-asian="normal" style:font-weight-complex="normal"/>
    </style:style>
    <style:style style:name="P14" style:family="paragraph" style:parent-style-name="Text_20_body">
      <style:text-properties officeooo:paragraph-rsid="001685d5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ad99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ad99e" officeooo:paragraph-rsid="001cead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1cead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rsid="001685d5" officeooo:paragraph-rsid="001cead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ceadc" officeooo:paragraph-rsid="001ceadc"/>
    </style:style>
    <style:style style:name="P20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3cb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3cbc" style:font-size-asian="12pt" style:font-size-complex="12pt"/>
    </style:style>
    <style:style style:name="P23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5" style:family="paragraph" style:parent-style-name="Standard">
      <style:text-properties style:font-name="DejaVu Sans" fo:font-size="10pt" style:font-size-asian="10pt" style:font-size-complex="10pt"/>
    </style:style>
    <style:style style:name="P26" style:family="paragraph" style:parent-style-name="Standard">
      <style:text-properties officeooo:paragraph-rsid="001f3cbc"/>
    </style:style>
    <style:style style:name="P27" style:family="paragraph" style:parent-style-name="Titulo" style:master-page-name="Standard">
      <style:paragraph-properties style:page-number="auto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3cbc"/>
    </style:style>
    <style:style style:name="P29" style:family="paragraph" style:parent-style-name="Standard" style:master-page-name="First_20_Page">
      <style:paragraph-properties style:page-number="auto"/>
      <style:text-properties officeooo:paragraph-rsid="001f3cbc"/>
    </style:style>
    <style:style style:name="P30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20432"/>
    </style:style>
    <style:style style:name="T3" style:family="text">
      <style:text-properties fo:color="#999966" loext:opacity="100%" officeooo:rsid="0021379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76b8" style:font-weight-asian="bold" style:font-weight-complex="bold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20432" style:text-blinking="false" fo:background-color="transparent" loext:char-shading-value="0" style:font-size-asian="36pt" style:font-size-complex="36pt"/>
    </style:style>
    <style:style style:name="T15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3410a" style:text-blinking="false" fo:background-color="transparent" loext:char-shading-value="0" style:font-size-asian="36pt" style:font-size-complex="36pt"/>
    </style:style>
    <style:style style:name="T16" style:family="text">
      <style:text-properties fo:font-variant="normal" fo:text-transform="none" officeooo:rsid="001776b8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style:font-name="Calibri" fo:font-size="12pt" style:font-size-asian="12pt" style:font-size-complex="12pt"/>
    </style:style>
    <style:style style:name="T19" style:family="text">
      <style:text-properties officeooo:rsid="001685d5"/>
    </style:style>
    <style:style style:name="T20" style:family="text">
      <style:text-properties officeooo:rsid="001776b8"/>
    </style:style>
    <style:style style:name="T21" style:family="text">
      <style:text-properties officeooo:rsid="001b960d"/>
    </style:style>
    <style:style style:name="T22" style:family="text">
      <style:text-properties officeooo:rsid="001ceadc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T27" style:family="text">
      <style:text-properties officeooo:rsid="0022043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0"/>
          <text:p text:style-name="P20"><text:user-field-get text:name="Modulo">Computer Systems</text:user-field-get></text:p>
          <text:p text:style-name="P20">CFGS DAW</text:p>
        </draw:text-box>
      </draw:frame>
      <text:p text:style-name="P29"/>
      <text:p text:style-name="P26"/>
      <text:p text:style-name="P26"/>
      <text:p text:style-name="P26"/>
      <text:p text:style-name="P21"><text:span text:style-name="T10">Computer Systems – </text:span><text:span text:style-name="T11">Activities 1</text:span><text:span text:style-name="T12"><text:line-break/></text:span><text:span text:style-name="T15">UNIT</text:span><text:span text:style-name="T13"> 0</text:span><text:span text:style-name="T14">1</text:span><text:span text:style-name="T13">. </text:span><text:span text:style-name="T23"><text:user-field-get text:name="Tema">Functional elements of a computer</text:user-field-get></text:span></text:p>
      <text:p text:style-name="P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8"><text:span text:style-name="T17">Sergio García / Alfredo Oltra</text:span></text:p>
      <text:p text:style-name="P4">20<text:span text:style-name="T25">22</text:span>/20<text:span text:style-name="T26">2</text:span><text:span text:style-name="T25">3</text:span></text:p>
      <text:p text:style-name="P22"><text:tab/><text:tab/><text:tab/><text:tab/><text:tab/><text:tab/><text:tab/><text:tab/><text:tab/><text:tab/>Versión:<text:date style:data-style-name="N105" text:date-value="2022-09-10T15:40:40.851999702">220910</text:date>.<text:time style:data-style-name="N104" text:time-value="2022-09-10T15:40:40.851999702">1540</text:time></text:p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Licencia</text:p>
      <text:p text:style-name="Standard"/>
      <text:p text:style-name="P2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5"/>
      <text:p text:style-name="P25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5"> </text:span>Importante</text:p>
      <text:p text:style-name="P7"/>
      <text:p text:style-name="Notas_20_Informativas"><text:span text:style-name="T5"> </text:span>Atención</text:p>
      <text:p text:style-name="P7"/>
      <text:p text:style-name="Notas_20_Informativas"><text:span text:style-name="T5"></text:span> <text:s/>Interesante</text:p>
      <text:h text:style-name="Heading_20_1" text:outline-level="1" text:is-list-header="true"/>
      <text:p text:style-name="Standard"/>
      <text:p text:style-name="Standard"/>
      <text:p text:style-name="Standard"/>
      <text:p text:style-name="P27">U<text:span text:style-name="T27">nit </text:span>0<text:user-field-get text:name="NumeroTema">1</text:user-field-get>. <text:user-field-get text:name="Tema">Functional elements of a computer</text:user-field-get></text:p>
      <text:p text:style-name="Titulo"><text:span text:style-name="T8">Activities-</text:span><text:span text:style-name="T16">1</text:span></text:p>
      <text:p text:style-name="P8">(<text:span text:style-name="T20">Exercise </text:span>1) </text:p>
      <text:p text:style-name="P10">Investigate the “Harvard modified architecture”.</text:p>
      <text:p text:style-name="P10">You can obtain information in</text:p>
      <text:p text:style-name="P2"><text:a xlink:type="simple" xlink:href="https://en.wikipedia.org/wiki/Modified_Harvard_architecture" text:style-name="Internet_20_link" text:visited-style-name="Visited_20_Internet_20_Link"><text:span text:style-name="T19">https://en.wikipedia.org/wiki/Modified_Harvard_architecture</text:span></text:a></text:p>
      <text:p text:style-name="P10"/>
      <text:p text:style-name="P13"><text:span text:style-name="T19">P</text:span>ost the main differences with “Von Neumann architecture” in the forum and discuss them with your classmates.</text:p>
      <text:p text:style-name="P14"/>
      <text:p text:style-name="P8">(<text:span text:style-name="T20">Exercise </text:span>2) </text:p>
      <text:p text:style-name="P10">Summarize how “Von Neumann architecture” works.</text:p>
      <text:p text:style-name="P14"/>
      <text:p text:style-name="P15"><text:span text:style-name="T6">(</text:span><text:span text:style-name="T7">Exercise 3</text:span><text:span text:style-name="T6">) </text:span></text:p>
      <text:p text:style-name="P11">Summarize the instruction cycle.</text:p>
      <text:p text:style-name="P14"/>
      <text:p text:style-name="P9">(<text:span text:style-name="T20">Exercise 4</text:span>) </text:p>
      <text:p text:style-name="P12">Try to find 2 samples of CISC CPUs and 2 samples of RISC CPUs.</text:p>
      <text:p text:style-name="P16">Share <text:span text:style-name="T21">them</text:span> in the forum and discuss them with your classmates.</text:p>
      <text:p text:style-name="P17"/>
      <text:p text:style-name="P9">(<text:span text:style-name="T20">Exercise 5</text:span>) </text:p>
      <text:p text:style-name="P18">F<text:span text:style-name="T22">ollow this tutorial </text:span><text:a xlink:type="simple" xlink:href="https://sites.google.com/site/kotukotuzimiti/" text:style-name="Internet_20_link" text:visited-style-name="Visited_20_Internet_20_Link"><text:span text:style-name="T22">https://sites.google.com/site/kotukotuzimiti/</text:span></text:a><text:span text:style-name="T22"> in order to understand how a 2 bit fictitious computer works. Share your solutions and ask your doubts using forum.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20432"/>
    </style:style>
    <style:style style:name="MT3" style:family="text">
      <style:text-properties fo:color="#999966" loext:opacity="100%" officeooo:rsid="0021379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21M44S</meta:editing-duration>
    <meta:editing-cycles>26</meta:editing-cycles>
    <meta:generator>LibreOffice/7.3.2.2$Windows_X86_64 LibreOffice_project/49f2b1bff42cfccbd8f788c8dc32c1c309559be0</meta:generator>
    <meta:initial-creator>Alfredo Oltra Orengo</meta:initial-creator>
    <dc:date>2022-09-10T15:40:40.670000000</dc:date>
    <meta:document-statistic meta:table-count="0" meta:image-count="2" meta:object-count="0" meta:page-count="3" meta:paragraph-count="34" meta:word-count="212" meta:character-count="1472" meta:non-whitespace-character-count="1268"/>
  </office:meta>
</office:document-meta>
</file>